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6" style:family="paragraph" style:parent-style-name="Standard">
      <style:text-properties officeooo:paragraph-rsid="0fbbd67b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fc0c632"/>
    </style:style>
    <style:style style:name="P59" style:family="paragraph" style:parent-style-name="Standard">
      <style:text-properties officeooo:paragraph-rsid="0fc21b80"/>
    </style:style>
    <style:style style:name="P60" style:family="paragraph" style:parent-style-name="Standard">
      <style:text-properties officeooo:rsid="0dde9a1c" officeooo:paragraph-rsid="0dde9a1c"/>
    </style:style>
    <style:style style:name="P61" style:family="paragraph" style:parent-style-name="Standard">
      <style:text-properties officeooo:rsid="0dde9a1c" officeooo:paragraph-rsid="0f4adb30"/>
    </style:style>
    <style:style style:name="P62" style:family="paragraph" style:parent-style-name="Standard">
      <style:text-properties officeooo:rsid="0dde9a1c" officeooo:paragraph-rsid="0fdb91b2"/>
    </style:style>
    <style:style style:name="P63" style:family="paragraph" style:parent-style-name="Standard">
      <style:text-properties officeooo:rsid="0dde9a1c" officeooo:paragraph-rsid="0fdc0816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5" style:family="paragraph" style:parent-style-name="Standard">
      <style:text-properties officeooo:paragraph-rsid="0fc35f88"/>
    </style:style>
    <style:style style:name="P66" style:family="paragraph" style:parent-style-name="Standard">
      <style:text-properties officeooo:paragraph-rsid="0fc8b815"/>
    </style:style>
    <style:style style:name="P67" style:family="paragraph" style:parent-style-name="Standard">
      <style:text-properties officeooo:paragraph-rsid="0fce858d"/>
    </style:style>
    <style:style style:name="P68" style:family="paragraph" style:parent-style-name="Standard">
      <style:text-properties officeooo:paragraph-rsid="0f4adb30"/>
    </style:style>
    <style:style style:name="P69" style:family="paragraph" style:parent-style-name="Standard">
      <style:text-properties officeooo:paragraph-rsid="0fd0b68a"/>
    </style:style>
    <style:style style:name="P70" style:family="paragraph" style:parent-style-name="Standard">
      <style:text-properties officeooo:paragraph-rsid="0fdc0816"/>
    </style:style>
    <style:style style:name="P71" style:family="paragraph" style:parent-style-name="Standard">
      <style:text-properties officeooo:paragraph-rsid="0fd655f2"/>
    </style:style>
    <style:style style:name="P72" style:family="paragraph" style:parent-style-name="Standard">
      <style:text-properties officeooo:paragraph-rsid="0ff397b4"/>
    </style:style>
    <style:style style:name="P73" style:family="paragraph" style:parent-style-name="Standard">
      <style:text-properties officeooo:paragraph-rsid="0ff3c339"/>
    </style:style>
    <style:style style:name="P74" style:family="paragraph" style:parent-style-name="Standard">
      <style:text-properties officeooo:paragraph-rsid="0ff658a1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c8b5238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1032d702"/>
    </style:style>
    <style:style style:name="P84" style:family="paragraph" style:parent-style-name="Standard">
      <style:paragraph-properties fo:text-align="center" style:justify-single-word="false"/>
      <style:text-properties officeooo:paragraph-rsid="0fd58c4e"/>
    </style:style>
    <style:style style:name="P85" style:family="paragraph" style:parent-style-name="Standard">
      <style:paragraph-properties fo:text-align="center" style:justify-single-word="false"/>
      <style:text-properties officeooo:paragraph-rsid="0e0bda5c"/>
    </style:style>
    <style:style style:name="P86" style:family="paragraph" style:parent-style-name="Standard">
      <style:paragraph-properties fo:text-align="center" style:justify-single-word="false"/>
      <style:text-properties officeooo:paragraph-rsid="10178c94"/>
    </style:style>
    <style:style style:name="P87" style:family="paragraph" style:parent-style-name="Standard">
      <style:paragraph-properties fo:text-align="center" style:justify-single-word="false"/>
      <style:text-properties officeooo:paragraph-rsid="1035cc54"/>
    </style:style>
    <style:style style:name="P88" style:family="paragraph" style:parent-style-name="Standard">
      <style:text-properties officeooo:paragraph-rsid="1018685d"/>
    </style:style>
    <style:style style:name="P89" style:family="paragraph" style:parent-style-name="Standard">
      <style:text-properties officeooo:rsid="1035cc54" officeooo:paragraph-rsid="1035cc54"/>
    </style:style>
    <style:style style:name="P90" style:family="paragraph" style:parent-style-name="Footnote">
      <style:text-properties officeooo:paragraph-rsid="0faa1a72" fo:background-color="transparent"/>
    </style:style>
    <style:style style:name="P91" style:family="paragraph" style:parent-style-name="Standard">
      <style:text-properties officeooo:paragraph-rsid="10435a16"/>
    </style:style>
    <style:style style:name="P92" style:family="paragraph" style:parent-style-name="Standard">
      <style:text-properties officeooo:paragraph-rsid="1047d1d0"/>
    </style:style>
    <style:style style:name="P93" style:family="paragraph" style:parent-style-name="Standard">
      <style:text-properties officeooo:rsid="10048e31" officeooo:paragraph-rsid="104e2670"/>
    </style:style>
    <style:style style:name="P94" style:family="paragraph" style:parent-style-name="Footnote">
      <style:text-properties officeooo:paragraph-rsid="106e520e"/>
    </style:style>
    <style:style style:name="P95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6" style:family="paragraph" style:parent-style-name="Standard" style:list-style-name="L1">
      <style:paragraph-properties fo:break-before="page"/>
      <style:text-properties officeooo:paragraph-rsid="0fd655f2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Mono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2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font-size="10pt" style:font-size-asian="10pt" style:font-size-complex="10pt"/>
    </style:style>
    <style:style style:name="T23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7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8" style:family="text">
      <style:text-properties style:text-line-through-style="none" style:text-line-through-type="none" style:font-name="Liberation Sans" style:text-underline-style="none" officeooo:rsid="0673d7fc"/>
    </style:style>
    <style:style style:name="T249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0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1" style:family="text">
      <style:text-properties style:text-line-through-style="none" style:text-line-through-type="none" style:font-name="Liberation Sans" style:text-underline-style="none" officeooo:rsid="0b0f3a36"/>
    </style:style>
    <style:style style:name="T252" style:family="text">
      <style:text-properties fo:language="en" fo:country="GB"/>
    </style:style>
    <style:style style:name="T253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4" style:family="text">
      <style:text-properties fo:language="en" fo:country="GB" officeooo:rsid="0f28d107"/>
    </style:style>
    <style:style style:name="T255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size="8pt" style:font-size-asian="8pt" style:font-size-complex="8pt" loext:padding="0.049cm" loext:border="0.31pt solid #000000"/>
    </style:style>
    <style:style style:name="T257" style:family="text">
      <style:text-properties style:font-name="Liberation Mono" fo:font-size="11pt" style:font-size-asian="11pt" style:font-size-complex="11pt"/>
    </style:style>
    <style:style style:name="T258" style:family="text">
      <style:text-properties officeooo:rsid="102b859b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officeooo:rsid="1035cc54" style:font-weight-asian="bold" style:font-weight-complex="bold"/>
    </style:style>
    <style:style style:name="T261" style:family="text">
      <style:text-properties fo:font-weight="bold" officeooo:rsid="103b85c2" style:font-weight-asian="bold" style:font-weight-complex="bold"/>
    </style:style>
    <style:style style:name="T262" style:family="text">
      <style:text-properties officeooo:rsid="1035cc54"/>
    </style:style>
    <style:style style:name="T263" style:family="text">
      <style:text-properties officeooo:rsid="0faa7573"/>
    </style:style>
    <style:style style:name="T264" style:family="text">
      <style:text-properties style:font-name="Liberation Mono" fo:font-size="8pt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5"><text:span text:style-name="Strong_20_Emphasis"><text:span text:style-name="T150">Checklist for installing</text:span></text:span><text:span text:style-name="T187"> </text:span><text:span text:style-name="T187"><text:user-field-get text:name="Distro">Debian</text:user-field-get></text:span><text:span text:style-name="T188"><text:s/></text:span><text:span text:style-name="T188"><text:user-field-get text:name="Version">12</text:user-field-get></text:span><text:span text:style-name="T188"><text:s/></text:span><text:span text:style-name="T191">LTS</text:span><text:span text:style-name="T189"><text:note text:id="ftn1" text:note-class="footnote"><text:note-citation>1</text:note-citation><text:note-body><text:p text:style-name="P32"><text:span text:style-name="T174">L</text:span><text:span text:style-name="T175">TS stands for Long-Term Support, and this </text:span><text:span text:style-name="T182">June</text:span><text:span text:style-name="T176"> </text:span><text:span text:style-name="Strong_20_Emphasis"><text:span text:style-name="T101"><text:user-field-get text:name="Releaseyear">2023</text:user-field-get></text:span></text:span><text:span text:style-name="T178"><text:s/></text:span><text:span text:style-name="T183"><text:user-field-get text:name="Distro">Debian</text:user-field-get></text:span><text:span text:style-name="T184"><text:s/></text:span><text:span text:style-name="T184"><text:user-field-get text:name="Version">12</text:user-field-get></text:span><text:span text:style-name="T184"><text:s/></text:span><text:span text:style-name="T186">LTS</text:span><text:span text:style-name="T176"> </text:span><text:span text:style-name="T185"><text:user-field-get text:name="Edition">Desktop</text:user-field-get></text:span><text:span text:style-name="T176"><text:s/></text:span><text:span text:style-name="T177">(</text:span><text:span text:style-name="T175">codenamed</text:span><text:span text:style-name="T177"> </text:span><text:span text:style-name="T181">bookworm</text:span><text:span text:style-name="T177">) </text:span><text:span text:style-name="T175">will be </text:span><text:span text:style-name="T180">supported</text:span><text:span text:style-name="T175"> for five years until </text:span><text:span text:style-name="T182">June</text:span><text:span text:style-name="T176"> </text:span><text:span text:style-name="T174">202</text:span><text:span text:style-name="T182">8</text:span><text:span text:style-name="T179">.</text:span></text:p></text:note-body></text:note></text:span><text:span text:style-name="T190"> </text:span><text:span text:style-name="T190"><text:user-field-get text:name="Edition">Desktop</text:user-field-get></text:span><text:span text:style-name="T192">.</text:span></text:p>
      <text:p text:style-name="P50"/>
      <text:p text:style-name="P48"><text:span text:style-name="T17">Fill in the </text:span><text:span text:style-name="Strong_20_Emphasis"><text:span text:style-name="T239"><text:s/></text:span></text:span><text:span text:style-name="Strong_20_Emphasis"><text:span text:style-name="T240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3"><text:span text:style-name="Definition"><text:span text:style-name="T253">user</text:span></text:span><text:span text:style-name="T200"><text:tab/><text:tab/></text:span><text:span text:style-name="T199"> <text:tab/><text:tab/><text:tab/></text:span><text:span text:style-name="T201"><draw:control text:anchor-type="as-char" svg:y="-0.4cm" draw:z-index="11" draw:name="Gebruiker 2" draw:style-name="gr2" draw:text-style-name="P101" svg:width="6.4cm" svg:height="0.6cm" draw:control="control12"><svg:title>Gebruiker</svg:title><svg:desc>Volledige naam, bijv. Jan Stek</svg:desc></draw:control></text:span><text:span text:style-name="T201"><text:tab/></text:span><text:span text:style-name="T202">[</text:span><text:span text:style-name="T203">full </text:span><text:span text:style-name="T195">na</text:span><text:span text:style-name="T196">me,</text:span><text:span text:style-name="T195"> </text:span><text:span text:style-name="T196">e.g.</text:span><text:span text:style-name="T195"> </text:span><text:span text:style-name="T197">J</text:span><text:span text:style-name="T210">a</text:span><text:span text:style-name="T197">n </text:span><text:span text:style-name="T210">Jansen</text:span><text:span text:style-name="T211">]</text:span></text:p>
      <text:p text:style-name="P56"><text:span text:style-name="Definition"><text:span text:style-name="T194">USER</text:span></text:span><text:span text:style-name="Definition"><text:span text:style-name="T252">na</text:span></text:span><text:span text:style-name="Definition"><text:span text:style-name="T254">me</text:span></text:span><text:span text:style-name="T193"><text:tab/><text:tab/><text:tab/></text:span><text:span text:style-name="T193"><draw:control text:anchor-type="as-char" svg:y="-0.4cm" draw:z-index="12" draw:name="Gberuikersnaam 2" draw:style-name="gr2" draw:text-style-name="P101" svg:width="6.4cm" svg:height="0.6cm" draw:control="control13"><svg:title>Gebruikersnaam</svg:title><svg:desc>Korte naam, bijv. jan</svg:desc></draw:control></text:span><text:span text:style-name="T193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51">j</text:span><text:span text:style-name="T152">a</text:span><text:span text:style-name="T151">n</text:span><text:span text:style-name="T153">]</text:span></text:p>
      <text:p text:style-name="P51"><text:span text:style-name="Definition"><text:span text:style-name="T252">COMPUTERNA</text:span></text:span><text:span text:style-name="Definition"><text:span text:style-name="T254">me</text:span></text:span><text:span text:style-name="T212"><text:tab/></text:span><text:span text:style-name="T252"><draw:control text:anchor-type="as-char" svg:y="-0.4cm" draw:z-index="13" draw:name="Computernaam 1" draw:style-name="gr2" draw:text-style-name="P101" svg:width="6.4cm" svg:height="0.6cm" draw:control="control14"><svg:title>Computernaam</svg:title><svg:desc>Unieke naam van de computer</svg:desc></draw:control></text:span><text:span text:style-name="T252"><text:tab/></text:span><text:span text:style-name="T215">[</text:span><text:span text:style-name="T213">na</text:span><text:span text:style-name="T216">me of the</text:span><text:span text:style-name="T213"> compute</text:span><text:span text:style-name="T214">r, </text:span><text:span text:style-name="T216">e.g.</text:span><text:span text:style-name="T217"> </text:span><text:span text:style-name="T218">pc02</text:span><text:span text:style-name="T215">]</text:span></text:p>
      <text:p text:style-name="P54"><text:span text:style-name="Definition"><text:span text:style-name="T220">USER</text:span></text:span><text:span text:style-name="T219"><text:tab/><text:tab/></text:span><text:span text:style-name="T199"> <text:tab/><text:tab/><text:tab/></text:span><text:span text:style-name="T201"><draw:control text:anchor-type="as-char" svg:y="-0.4cm" draw:z-index="14" draw:name="Gebruiker 3" draw:style-name="gr2" draw:text-style-name="P101" svg:width="6.4cm" svg:height="0.6cm" draw:control="control15"><svg:title>Gebruiker</svg:title><svg:desc>Volledige naam, bijv. Jan Stek</svg:desc></draw:control></text:span><text:span text:style-name="T201"><text:tab/></text:span><text:span text:style-name="T202">[</text:span><text:span text:style-name="T204">full </text:span><text:span text:style-name="T205">na</text:span><text:span text:style-name="T206">me</text:span><text:span text:style-name="T205"> possibly </text:span><text:span text:style-name="T207">addit</text:span><text:span text:style-name="T209">i</text:span><text:span text:style-name="T207">onal </text:span><text:span text:style-name="T208">user</text:span><text:span text:style-name="T198">]</text:span></text:p>
      <text:p text:style-name="P92"><text:span text:style-name="Definition"><text:span text:style-name="T220">USERN</text:span></text:span><text:span text:style-name="Definition"><text:span text:style-name="T221">a</text:span></text:span><text:span text:style-name="Definition"><text:span text:style-name="T222">me</text:span></text:span><text:span text:style-name="Definition"><text:span text:style-name="T226"><text:tab/><text:tab/><text:tab/></text:span></text:span><text:span text:style-name="T193"><draw:control text:anchor-type="as-char" svg:y="-0.4cm" draw:z-index="15" draw:name="Gberuikersnaam 3" draw:style-name="gr2" draw:text-style-name="P101" svg:width="6.4cm" svg:height="0.6cm" draw:control="control16"><svg:title>Gebruikersnaam</svg:title><svg:desc>Korte naam, bijv. jan</svg:desc></draw:control></text:span><text:span text:style-name="T193"><text:tab/></text:span><text:span text:style-name="T224">[</text:span><text:span text:style-name="T225">user</text:span><text:span text:style-name="T223"> </text:span><text:span text:style-name="T228">na</text:span><text:span text:style-name="T229">me</text:span><text:span text:style-name="T228"> possibly </text:span><text:span text:style-name="T230">addit</text:span><text:span text:style-name="T232">i</text:span><text:span text:style-name="T230">onal </text:span><text:span text:style-name="T231">user</text:span><text:span text:style-name="T227">]</text:span></text:p>
      <text:p text:style-name="P51"><text:span text:style-name="T154">Replace the </text:span><text:span text:style-name="T166">underlined</text:span><text:span text:style-name="T154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54">.</text:span></text:p>
      <text:p text:style-name="P7"/>
      <text:p text:style-name="P7"/>
      <text:p text:style-name="P52"><text:span text:style-name="T162">Not yet on Linux?</text:span><text:span text:style-name="T155"><text:tab/></text:span><text:span text:style-name="T160"><text:tab/></text:span><text:span text:style-name="T161">Use</text:span><text:span text:style-name="T156"> </text:span><text:span text:style-name="Strong_20_Emphasis"><text:span text:style-name="T164">Checklist </text:span></text:span><text:span text:style-name="Strong_20_Emphasis"><text:span text:style-name="T165">transfer</text:span></text:span><text:span text:style-name="T156"> o</text:span><text:span text:style-name="T159">n</text:span><text:span text:style-name="T156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7"> </text:span><text:span text:style-name="T159">u</text:span><text:span text:style-name="T157">nder </text:span><text:span text:style-name="T163">Linux</text:span><text:span text:style-name="T158">.</text:span></text:p>
      <text:p text:style-name="P47"><text:span text:style-name="T246">New installation?</text:span><text:span text:style-name="T248"><text:tab/></text:span><text:span text:style-name="T249"></text:span><text:span text:style-name="T250"><text:tab/>Start at chapter </text:span><text:span text:style-name="T247"><text:bookmark-ref text:reference-format="page" text:ref-name="__RefNumPara__4009_12717081281">2</text:bookmark-ref></text:span><text:span text:style-name="T247"><text:s text:c="2"/></text:span><text:span text:style-name="T247"><text:bookmark-ref text:reference-format="text" text:ref-name="__RefNumPara__4009_12717081281">Perform installation</text:bookmark-ref></text:span><text:span text:style-name="T251">.</text:span></text:p>
      <text:p text:style-name="P49"/>
      <text:p text:style-name="P51"><text:span text:style-name="Strong_20_Emphasis"><text:span text:style-name="T28"/></text:span></text:p>
      <text:list xml:id="list280566266" text:style-name="L1">
        <text:list-item>
          <text:p text:style-name="P97"><text:bookmark-start text:name="__RefNumPara__4083_1271708128"/>Prepar<text:span text:style-name="T258">e</text:span> installatio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0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8" draw:name="Vorm 5" draw:style-name="gr1" draw:text-style-name="P100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7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1"><text:span text:style-name="User_20_Entry"><text:span text:style-name="T105">Login any additional </text:span></text:span><text:span text:style-name="Definition"><text:span text:style-name="T235">USER</text:span></text:span><text:span text:style-name="User_20_Entry"><text:span text:style-name="T106">s</text:span></text:span><text:span text:style-name="User_20_Entry"><text:span text:style-name="T108"> </text:span></text:span><text:span text:style-name="User_20_Entry"><text:span text:style-name="T105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6" draw:name="Vorm4" draw:style-name="gr1" draw:text-style-name="P10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/></text:span></text:p>
          </table:table-cell>
          <table:table-cell table:style-name="_31_._5f_Installatie_5f_voorbereiden.D3" office:value-type="string">
            <text:p text:style-name="P58"><text:span text:style-name="Strong_20_Emphasis"><text:span text:style-name="T34">Install </text:span></text:span><text:span text:style-name="Strong_20_Emphasis"><text:span text:style-name="T63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88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1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64">Super</text:span> key is the Windows key, Command key (Apple), or Magnifier key<text:span text:style-name="T171"> </text:span><text:span text:style-name="T172">(Chromebook)</text:span><text:span text:style-name="T171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59"><text:span text:style-name="Strong_20_Emphasis"><text:span text:style-name="T37">Type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142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2"><text:span text:style-name="User_20_Entry"><text:span text:style-name="T114">sudo</text:span></text:span><text:span text:style-name="User_20_Entry"><text:span text:style-name="T115"> </text:span></text:span><text:span text:style-name="User_20_Entry"><text:span text:style-name="T11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2"><text:span text:style-name="User_20_Entry"><text:span text:style-name="T115">wget karelzimmer.nl/</text:span></text:span><text:span text:style-name="User_20_Entry"><text:span text:style-name="T116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8" office:value-type="string">
            <text:p text:style-name="P72"><text:span text:style-name="User_20_Entry"><text:span text:style-name="T115">bash </text:span></text:span><text:span text:style-name="User_20_Entry"><text:span text:style-name="T116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0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<draw:control text:anchor-type="as-char" draw:z-index="19" draw:name="Vorm 7" draw:style-name="gr1" draw:text-style-name="P100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65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88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9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1">Super</text:span></text:span><text:span text:style-name="Strong_20_Emphasis"><text:span text:style-name="T39"> key</text:span></text:span><text:span text:style-name="Strong_20_Emphasis"><text:span text:style-name="T137"> </text:span></text:span><text:span text:style-name="Strong_20_Emphasis"><text:span text:style-name="T138">if</text:span></text:span><text:span text:style-name="Strong_20_Emphasis"><text:span text:style-name="T136"> needed) </text:span></text:span><text:span text:style-name="Strong_20_Emphasis"><text:span text:style-name="T39">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5"><text:span text:style-name="Strong_20_Emphasis"><text:span text:style-name="T46">Select </text:span></text:span><text:span text:style-name="Strong_20_Emphasis"><text:span text:style-name="T80">1 <text:s/>Prepar</text:span></text:span><text:span text:style-name="Strong_20_Emphasis"><text:span text:style-name="T83">e </text:span></text:span><text:span text:style-name="Strong_20_Emphasis"><text:span text:style-name="T80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4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</table:table>
      <text:p text:style-name="P46"><text:bookmark-start text:name="__RefNumPara__4009_1271708128"/><text:bookmark-end text:name="__RefNumPara__4009_1271708128"/><text:span text:style-name="Strong_20_Emphasis"><text:span text:style-name="T2"/></text:span></text:p>
      <text:list xml:id="list131915921177562" text:continue-numbering="true" text:style-name="L1">
        <text:list-item>
          <text:p text:style-name="P96"><text:bookmark-start text:name="__RefNumPara__4009_12717081281"/><text:span text:style-name="Strong_20_Emphasis"><text:span text:style-name="T167">Perform installation</text:span></text:span><text:bookmark-end text:name="__RefNumPara__4009_12717081281"/></text:p>
        </text:list-item>
      </text:list>
      <text:p text:style-name="P71"><text:span text:style-name="Strong_20_Emphasis"><text:span text:style-name="T16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5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168">Boot the computer from</text:span><text:span text:style-name="T170"><text:note text:id="ftn5" text:note-class="footnote"><text:note-citation>1</text:note-citation><text:note-body><text:p text:style-name="P90"><text:span text:style-name="T109">Boot menu/Setup via one of the </text:span><text:span text:style-name="T110">f</text:span><text:span text:style-name="T109">requently used keys:</text:span> Esc, Delete, F1, F2, <text:span text:style-name="T263">F9, </text:span>F10, F11, or F12.</text:p></text:note-body></text:note></text:span><text:span text:style-name="T168"> an </text:span><text:span text:style-name="T143"><text:user-field-get text:name="Distro">Debian</text:user-field-get></text:span><text:span text:style-name="T144"><text:s/></text:span><text:span text:style-name="T144"><text:user-field-get text:name="Version">12</text:user-field-get></text:span><text:span text:style-name="T144"><text:s/></text:span><text:span text:style-name="T149">LTS</text:span><text:span text:style-name="Strong_20_Emphasis"><text:span text:style-name="T145"> </text:span></text:span><text:span text:style-name="Strong_20_Emphasis"><text:span text:style-name="T147"><text:user-field-get text:name="Edition">Desktop</text:user-field-get></text:span></text:span><text:span text:style-name="Strong_20_Emphasis"><text:span text:style-name="T147"><text:s/></text:span></text:span><text:span text:style-name="T169">Live</text:span><text:span text:style-name="T94"><text:note text:id="ftn6" text:note-class="footnote"><text:note-citation>2</text:note-citation><text:note-body><text:p text:style-name="P8"><text:span text:style-name="T233">From a Live USB stick you can boot and work with </text:span><text:span text:style-name="Strong_20_Emphasis"><text:span text:style-name="T173"><text:user-field-get text:name="Distro">Debian</text:user-field-get></text:span></text:span><text:span text:style-name="Strong_20_Emphasis"><text:span text:style-name="T173"><text:s/></text:span></text:span><text:span text:style-name="T233">without modifying any files on the hard drive and also allows installation of </text:span><text:span text:style-name="Strong_20_Emphasis"><text:span text:style-name="T173"><text:user-field-get text:name="Distro">Debian</text:user-field-get></text:span></text:span><text:span text:style-name="Strong_20_Emphasis"><text:span text:style-name="T173">.</text:span></text:span></text:p></text:note-body></text:note></text:span><text:span text:style-name="T93"> USB stick</text:span><text:span text:style-name="T95"><text:note text:id="ftn7" text:note-class="footnote"><text:note-citation>3</text:note-citation><text:note-body><text:p text:style-name="P94"><text:span text:style-name="Strong_20_Emphasis"><text:span text:style-name="T103">Create a bootable USB stick:<text:line-break/>Download a CD image file (.iso) from</text:span></text:span><text:span text:style-name="Strong_20_Emphasis"><text:span text:style-name="T102"> </text:span></text:span><text:a xlink:type="simple" xlink:href="https://www.debian.org/" text:style-name="Internet_20_link" text:visited-style-name="Visited_20_Internet_20_Link"><text:span text:style-name="Strong_20_Emphasis"><text:span text:style-name="T236">debian.org</text:span></text:span></text:a><text:span text:style-name="Strong_20_Emphasis"><text:span text:style-name="T102">, </text:span></text:span><text:span text:style-name="Strong_20_Emphasis"><text:span text:style-name="T104">click </text:span></text:span><text:span text:style-name="Strong_20_Emphasis"><text:span text:style-name="T107">Other downloads</text:span></text:span><text:span text:style-name="Strong_20_Emphasis"><text:span text:style-name="T104"> (under Downloads) and then click </text:span></text:span><text:span text:style-name="Strong_20_Emphasis"><text:span text:style-name="T107">Live Gnome</text:span></text:span><text:span text:style-name="Strong_20_Emphasis"><text:span text:style-name="T104"> (under Try </text:span></text:span><text:span text:style-name="Strong_20_Emphasis"><text:span text:style-name="T104"><text:user-field-get text:name="Distro">Debian</text:user-field-get></text:span></text:span><text:span text:style-name="Strong_20_Emphasis"><text:span text:style-name="T104"><text:s/>live before installing).</text:span></text:span><text:span text:style-name="Strong_20_Emphasis"><text:span text:style-name="T103"><text:line-break/></text:span></text:span><text:span text:style-name="Strong_20_Emphasis"><text:span text:style-name="T111">The next steps are described in </text:span></text:span><text:span text:style-name="Strong_20_Emphasis"><text:span text:style-name="T112">Linux informati</text:span></text:span><text:span text:style-name="Strong_20_Emphasis"><text:span text:style-name="T113">on</text:span></text:span><text:span text:style-name="Strong_20_Emphasis"><text:span text:style-name="T111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37">karelzimmer.nl</text:span></text:span></text:a><text:span text:style-name="Strong_20_Emphasis"><text:span text:style-name="T111">, under </text:span></text:span><text:span text:style-name="Strong_20_Emphasis"><text:span text:style-name="T112">Linux</text:span></text:span><text:span text:style-name="Strong_20_Emphasis"><text:span text:style-name="T111">.</text:span></text:span></text:p></text:note-body></text:note>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7">Select </text:span></text:span><text:span text:style-name="Strong_20_Emphasis"><text:span text:style-name="T99">Live </text:span></text:span><text:span text:style-name="Strong_20_Emphasis"><text:span text:style-name="T100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83"><text:span text:style-name="Strong_20_Emphasis"><text:span text:style-name="T65"><draw:control text:anchor-type="as-char" draw:z-index="20" draw:name="Vorm4_ 1" draw:style-name="gr1" draw:text-style-name="P100" svg:width="0.35cm" svg:height="0.35cm" draw:control="control21"/></text:span></text:span></text:p>
          </table:table-cell>
          <table:table-cell table:style-name="_32_._5f_Installatie_5f_uitvoeren.C4" office:value-type="string">
            <text:p text:style-name="P60"><text:span text:style-name="Strong_20_Emphasis"><text:span text:style-name="T127">Follow the instructions on the </text:span></text:span><text:span text:style-name="Strong_20_Emphasis"><text:span text:style-name="T128">welcome screens</text:span></text:span><text:span text:style-name="Strong_20_Emphasis"><text:span text:style-name="T12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5"><draw:control text:anchor-type="as-char" draw:z-index="8" draw:name="Vorm13_1" draw:style-name="gr1" draw:text-style-name="P100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6">Start the installation by clicking </text:span></text:span><text:span text:style-name="Strong_20_Emphasis"><text:span text:style-name="T84">Activities</text:span></text:span><text:span text:style-name="Strong_20_Emphasis"><text:span text:style-name="T26"> and clicking </text:span></text:span><text:span text:style-name="Strong_20_Emphasis"><text:span text:style-name="T84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7" office:value-type="string">
            <text:p text:style-name="P93">When prompted for a password, type '<text:span text:style-name="T257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31">Follow the instructions on the </text:span></text:span><text:span text:style-name="Strong_20_Emphasis"><text:span text:style-name="T132">installation</text:span></text:span><text:span text:style-name="Strong_20_Emphasis"><text:span text:style-name="T133"> screen</text:span></text:span><text:span text:style-name="Strong_20_Emphasis"><text:span text:style-name="T131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7"><text:span text:style-name="Strong_20_Emphasis"><text:span text:style-name="T98"><draw:control text:anchor-type="as-char" draw:z-index="23" draw:name="Vorm13_ 1" draw:style-name="gr1" draw:text-style-name="P100" svg:width="0.35cm" svg:height="0.35cm" draw:control="control24"/></text:span></text:span></text:p>
          </table:table-cell>
          <table:table-cell table:style-name="_32_._5f_Installatie_5f_uitvoeren.C10" office:value-type="string">
            <text:p text:style-name="P89">At <text:span text:style-name="T259">Location</text:span>: 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6"><text:span text:style-name="Strong_20_Emphasis"><text:span text:style-name="T98"/></text:span></text:p>
          </table:table-cell>
          <table:table-cell table:style-name="_32_._5f_Installatie_5f_uitvoeren.C10" office:value-type="string">
            <text:p text:style-name="P31"><text:span text:style-name="T262">At</text:span> <text:span text:style-name="T259">Regio</text:span><text:span text:style-name="T261">n</text:span> <text:span text:style-name="T262">choose</text:span> <text:span text:style-name="T259">Europ</text:span><text:span text:style-name="T260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65"><draw:control text:anchor-type="as-char" draw:z-index="3" draw:name="Vorm13" draw:style-name="gr1" draw:text-style-name="P100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6"><text:span text:style-name="Strong_20_Emphasis"><text:span text:style-name="T67">At </text:span></text:span><text:span text:style-name="Strong_20_Emphasis"><text:span text:style-name="T86">Users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5" office:value-type="string">
            <text:p text:style-name="P74"><text:span text:style-name="Strong_20_Emphasis"><text:span text:style-name="T73">E</text:span></text:span><text:span text:style-name="Strong_20_Emphasis"><text:span text:style-name="T66">nter </text:span></text:span><text:span text:style-name="Strong_20_Emphasis"><text:span text:style-name="T86">What is your name</text:span></text:span><text:span text:style-name="Strong_20_Emphasis"><text:span text:style-name="T85"> </text:span></text:span><text:span text:style-name="Definition"><text:span text:style-name="T11">USER</text:span></text:span><text:span text:style-name="Strong_20_Emphasis"><text:span text:style-name="T70">, <text:line-break/></text:span></text:span><text:span text:style-name="Strong_20_Emphasis"><text:span text:style-name="T90">What name do you want to use to log in</text:span></text:span><text:span text:style-name="Strong_20_Emphasis"><text:span text:style-name="T71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1">,<text:line-break/></text:span></text:span><text:span text:style-name="Strong_20_Emphasis"><text:span text:style-name="T91">What is the na</text:span></text:span><text:span text:style-name="Strong_20_Emphasis"><text:span text:style-name="T90">me of </text:span></text:span><text:span text:style-name="Strong_20_Emphasis"><text:span text:style-name="T92">this</text:span></text:span><text:span text:style-name="Strong_20_Emphasis"><text:span text:style-name="T90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1">, </text:span></text:span><text:span text:style-name="Strong_20_Emphasis"><text:span text:style-name="T74">and</text:span></text:span><text:span text:style-name="Strong_20_Emphasis"><text:span text:style-name="T71"><text:line-break/></text:span></text:span><text:span text:style-name="Strong_20_Emphasis"><text:span text:style-name="T72">enter a </text:span></text:span><text:span text:style-name="Strong_20_Emphasis"><text:span text:style-name="T87">password</text:span></text:span><text:span text:style-name="Strong_20_Emphasis"><text:span text:style-name="T72"> twice.</text:span></text:span></text:p>
          </table:table-cell>
        </table:table-row>
      </table:table>
      <text:p text:style-name="P37"><text:span text:style-name="Strong_20_Emphasis"><text:span text:style-name="T68"/></text:span></text:p>
      <text:list xml:id="list131915181876116" text:continue-numbering="true" text:style-name="L1">
        <text:list-item>
          <text:p text:style-name="P99"><text:bookmark-start text:name="__RefNumPara__12966_2272496019"/><text:span text:style-name="Strong_20_Emphasis"><text:span text:style-name="T89">Finish installation</text:span></text:span><text:bookmark-end text:name="__RefNumPara__12966_2272496019"/></text:p>
        </text:list-item>
      </text:list>
      <text:p text:style-name="P3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5"><draw:control text:anchor-type="as-char" draw:z-index="4" draw:name="Vorm22" draw:style-name="gr1" draw:text-style-name="P10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5"><draw:control text:anchor-type="as-char" draw:z-index="21" draw:name="Vorm4_ 2" draw:style-name="gr1" draw:text-style-name="P100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65"><draw:control text:anchor-type="as-char" draw:z-index="7" draw:name="Vorm4_1" draw:style-name="gr1" draw:text-style-name="P100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34">Install </text:span></text:span><text:span text:style-name="Strong_20_Emphasis"><text:span text:style-name="T64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88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64">Super</text:span> key is the Windows key, Command key (Apple), or Magnifier key<text:span text:style-name="T171"> </text:span><text:span text:style-name="T172">(Chromebook)</text:span><text:span text:style-name="T171">.</text:span></text:p></text:note-body></text:note></text:span></text:span><text:span text:style-name="Strong_20_Emphasis"><text:span text:style-name="T137"> </text:span></text:span><text:span text:style-name="Strong_20_Emphasis"><text:span text:style-name="T138">if</text:span></text:span><text:span text:style-name="Strong_20_Emphasis"><text:span text:style-name="T136"> needed) </text:span></text:span><text:span text:style-name="Strong_20_Emphasis"><text:span text:style-name="T54">a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2"><text:span text:style-name="T13">Type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142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73"><text:span text:style-name="User_20_Entry"><text:span text:style-name="T114">sudo</text:span></text:span><text:span text:style-name="User_20_Entry"><text:span text:style-name="T115"> </text:span></text:span><text:span text:style-name="User_20_Entry"><text:span text:style-name="T11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73"><text:span text:style-name="User_20_Entry"><text:span text:style-name="T115">wget karelzimmer.nl/</text:span></text:span><text:span text:style-name="User_20_Entry"><text:span text:style-name="T117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0" office:value-type="string">
            <text:p text:style-name="P73"><text:span text:style-name="User_20_Entry"><text:span text:style-name="T115">bash </text:span></text:span><text:span text:style-name="User_20_Entry"><text:span text:style-name="T117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5"><draw:control text:anchor-type="as-char" draw:z-index="5" draw:name="Vorm33" draw:style-name="gr1" draw:text-style-name="P10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8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4" office:value-type="string">
            <text:p text:style-name="P88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81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1">Super</text:span></text:span><text:span text:style-name="Strong_20_Emphasis"><text:span text:style-name="T39"> key</text:span></text:span><text:span text:style-name="Strong_20_Emphasis"><text:span text:style-name="T137"> </text:span></text:span><text:span text:style-name="Strong_20_Emphasis"><text:span text:style-name="T138">if</text:span></text:span><text:span text:style-name="Strong_20_Emphasis"><text:span text:style-name="T136"> needed) </text:span></text:span><text:span text:style-name="Strong_20_Emphasis"><text:span text:style-name="T48">and click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0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8">3</text:span></text:span><text:span text:style-name="Strong_20_Emphasis"><text:span text:style-name="T124"> <text:s/></text:span></text:span><text:span text:style-name="Strong_20_Emphasis"><text:span text:style-name="T125">Finish installatio</text:span></text:span><text:span text:style-name="Strong_20_Emphasis"><text:span text:style-name="T126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6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38"><text:span text:style-name="Strong_20_Emphasis"><text:span text:style-name="T27"><text:tab/></text:span></text:span></text:p>
      <text:p text:style-name="P39"><text:span text:style-name="Strong_20_Emphasis"><text:span text:style-name="T45"/></text:span></text:p>
      <text:list xml:id="list131915286263988" text:continue-numbering="true" text:style-name="L1">
        <text:list-item>
          <text:p text:style-name="P98"><text:span text:style-name="Strong_20_Emphasis"><text:span text:style-name="T15">P</text:span></text:span><text:span text:style-name="Strong_20_Emphasis"><text:span text:style-name="T238">rovision user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5"><draw:control text:anchor-type="as-char" draw:z-index="9" draw:name="Vorm36_0" draw:style-name="gr1" draw:text-style-name="P100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65"><draw:control text:anchor-type="as-char" draw:z-index="16" draw:name="Vorm36_ 1" draw:style-name="gr1" draw:text-style-name="P100" svg:width="0.35cm" svg:height="0.35cm" draw:control="control17"/></text:span></text:span></text:p>
          </table:table-cell>
          <table:table-cell table:style-name="Tabel2.D1" office:value-type="string">
            <text:p text:style-name="P33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2"><text:span text:style-name="User_20_Entry"><text:span text:style-name="T129">Login any additional </text:span></text:span><text:span text:style-name="Definition"><text:span text:style-name="T234">USER</text:span></text:span><text:span text:style-name="User_20_Entry"><text:span text:style-name="T130">s </text:span></text:span><text:span text:style-name="User_20_Entry"><text:span text:style-name="T129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5"><draw:control text:anchor-type="as-char" draw:z-index="22" draw:name="Vorm4_ 3" draw:style-name="gr1" draw:text-style-name="P100" svg:width="0.35cm" svg:height="0.35cm" draw:control="control23"/></text:span></text:span></text:p>
          </table:table-cell>
          <table:table-cell table:style-name="Tabel2.D2" office:value-type="string">
            <text:p text:style-name="P19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0" draw:name="Vorm36_2" draw:style-name="gr1" draw:text-style-name="P100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7" draw:name="Vorm36_ 2" draw:style-name="gr1" draw:text-style-name="P100" svg:width="0.35cm" svg:height="0.35cm" draw:control="control18"/></text:span></text:span></text:p>
          </table:table-cell>
          <table:table-cell table:style-name="Tabel2.D5" office:value-type="string">
            <text:p text:style-name="P34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55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36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2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64">Super</text:span> key is the Windows key, Command key (Apple), or Magnifier key<text:span text:style-name="T171"> </text:span><text:span text:style-name="T172">(Chromebook)</text:span><text:span text:style-name="T171">.</text:span></text:p></text:note-body></text:note></text:span></text:span><text:span text:style-name="Strong_20_Emphasis"><text:span text:style-name="T137"> </text:span></text:span><text:span text:style-name="Strong_20_Emphasis"><text:span text:style-name="T138">if</text:span></text:span><text:span text:style-name="Strong_20_Emphasis"><text:span text:style-name="T136"> needed) </text:span></text:span><text:span text:style-name="Strong_20_Emphasis"><text:span text:style-name="T49">and click on the </text:span>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8">4 <text:s/></text:span></text:span><text:span text:style-name="Strong_20_Emphasis"><text:span text:style-name="T78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15"/>
      <text:p text:style-name="P16"/>
      <text:p text:style-name="P69"><text:span text:style-name="T148">End of checklist,</text:span><text:span text:style-name="T146"> </text:span><text:span text:style-name="T146"><text:user-field-get text:name="Distro">Debian</text:user-field-get></text:span><text:span text:style-name="T144"><text:s/></text:span><text:span text:style-name="T144"><text:user-field-get text:name="Version">12</text:user-field-get></text:span><text:span text:style-name="Strong_20_Emphasis"><text:span text:style-name="T145"><text:s/></text:span></text:span><text:span text:style-name="Strong_20_Emphasis"><text:span text:style-name="T149">LTS </text:span></text:span><text:span text:style-name="Strong_20_Emphasis"><text:span text:style-name="T147"><text:user-field-get text:name="Edition">Desktop</text:user-field-get></text:span></text:span><text:span text:style-name="Strong_20_Emphasis"><text:span text:style-name="T147"><text:s/></text:span></text:span><text:span text:style-name="Strong_20_Emphasis"><text:span text:style-name="T148">installation is complete.</text:span></text:span></text:p>
      <text:p text:style-name="P45"/>
      <text:p text:style-name="P55"><text:span text:style-name="Emphasis"><text:span text:style-name="T243">Written</text:span></text:span><text:span text:style-name="Emphasis"><text:span text:style-name="T241"> </text:span></text:span><text:span text:style-name="Emphasis"><text:span text:style-name="T243">by</text:span></text:span><text:span text:style-name="Emphasis"><text:span text:style-name="T24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2">Karel Zimmer</text:span></text:span></text:a><text:span text:style-name="Emphasis"><text:span text:style-name="T241">, </text:span></text:span><text:a xlink:type="simple" xlink:href="https://creativecommons.org/publicdomain/zero/1.0" text:style-name="Internet_20_link" text:visited-style-name="Visited_20_Internet_20_Link"><text:span text:style-name="Emphasis"><text:span text:style-name="T244">CC0 1.0 Universal</text:span></text:span></text:a><text:span text:style-name="Emphasis"><text:span text:style-name="T241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4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11-10T13:19:13.759649628">10/11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10T13:19:13.568165758</dc:date>
    <meta:keyword>Installatie</meta:keyword>
    <meta:keyword>Checklist</meta:keyword>
    <meta:keyword>Linux</meta:keyword>
    <meta:editing-cycles>6914</meta:editing-cycles>
    <meta:editing-duration>P12DT5H21M39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2" meta:word-count="597" meta:character-count="3694" meta:non-whitespace-character-count="3140"/>
    <meta:user-defined meta:name="Info 1"/>
    <meta:user-defined meta:name="Info 2"/>
    <meta:user-defined meta:name="Info 3"/>
    <meta:user-defined meta:name="Info 4"/>
  </office:meta>
</office:document-meta>
</file>